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84" calcext:value-type="float">
            <text:p>1584</text:p>
          </table:table-cell>
          <table:table-cell table:style-name="ce7" table:formula="of:=COUNTIF([.B7:.B999998];&quot;X&quot;)" office:value-type="float" office:value="1385" calcext:value-type="float">
            <text:p>1385</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89" calcext:value-type="float">
            <text:p>168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3" table:number-rows-repeated="104698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4">00/00/0000</text:date>, <text:time style:data-style-name="N2" text:time-value="20:08:01.27888879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14T20:10:13.899657688</dc:date>
    <meta:editing-duration>P1DT16H37M11S</meta:editing-duration>
    <meta:editing-cycles>1585</meta:editing-cycles>
    <meta:document-statistic meta:table-count="1" meta:cell-count="9572" meta:object-count="0"/>
  </office:meta>
</office:document-meta>
</file>